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5.001cm" fo:margin-bottom="0cm" style:contextual-spacing="false" fo:text-align="start" style:justify-single-word="false" style:page-number="auto"/>
      <style:text-properties style:font-name="Carlito" fo:font-size="28pt" fo:font-weight="bold" officeooo:rsid="002fa6f5" officeooo:paragraph-rsid="002fa6f5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9.999cm" fo:margin-bottom="0cm" style:contextual-spacing="false" fo:text-align="start" style:justify-single-word="false"/>
      <style:text-properties style:font-name="Carlito" fo:font-size="24pt" officeooo:rsid="0032ad4f" officeooo:paragraph-rsid="0032ad4f" style:font-size-asian="24pt" style:font-size-complex="24pt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8pt" officeooo:rsid="0032ad4f" officeooo:paragraph-rsid="0032ad4f" style:font-size-asian="18pt" style:font-size-complex="18pt"/>
    </style:style>
    <style:style style:name="P4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4pt" officeooo:rsid="005a5f78" officeooo:paragraph-rsid="005a5f78" style:font-size-asian="18pt" style:font-size-complex="18pt"/>
    </style:style>
    <style:style style:name="P5" style:family="paragraph" style:parent-style-name="Standard" style:master-page-name="Standard">
      <style:paragraph-properties fo:text-align="start" style:justify-single-word="false" style:page-number="1" fo:break-before="page"/>
      <style:text-properties fo:color="#6b0094" loext:opacity="100%" style:font-name="Carlito" fo:font-size="16pt" officeooo:rsid="00385c0b" officeooo:paragraph-rsid="00385c0b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rlito" officeooo:rsid="00385c0b" officeooo:paragraph-rsid="0044fcfc"/>
    </style:style>
    <style:style style:name="P7" style:family="paragraph" style:parent-style-name="Standard">
      <style:paragraph-properties fo:margin-top="0.499cm" fo:margin-bottom="0cm" style:contextual-spacing="false" fo:text-align="start" style:justify-single-word="false"/>
      <style:text-properties fo:color="#6b0094" loext:opacity="100%" style:font-name="Carlito" fo:font-size="16pt" officeooo:rsid="00385c0b" officeooo:paragraph-rsid="0044fcfc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officeooo:paragraph-rsid="0044fcfc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rlito" fo:font-style="normal" officeooo:rsid="0047f243" officeooo:paragraph-rsid="0047f243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rlito" fo:font-style="normal" officeooo:rsid="0065f738" officeooo:paragraph-rsid="0065f738" style:font-style-asian="normal" style:font-style-complex="normal"/>
    </style:style>
    <style:style style:name="T1" style:family="text">
      <style:text-properties officeooo:rsid="003e6a9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430a55" style:font-style-asian="normal" style:font-style-complex="normal"/>
    </style:style>
    <style:style style:name="T5" style:family="text">
      <style:text-properties fo:color="#000000" loext:opacity="100%" style:font-name="Carlito" fo:font-style="normal" officeooo:rsid="005709ae" style:font-style-asian="normal" style:font-style-complex="normal"/>
    </style:style>
    <style:style style:name="T6" style:family="text">
      <style:text-properties fo:color="#000000" loext:opacity="100%" style:font-name="Carlito" fo:font-style="normal" officeooo:rsid="0044fcfc" style:font-style-asian="normal" style:font-style-complex="normal"/>
    </style:style>
    <style:style style:name="T7" style:family="text">
      <style:text-properties fo:color="#000000" loext:opacity="100%" style:font-name="Carlito" fo:font-style="normal" officeooo:rsid="0047f243" style:font-style-asian="normal" style:font-style-complex="normal"/>
    </style:style>
    <style:style style:name="T8" style:family="text">
      <style:text-properties officeooo:rsid="0061b84b"/>
    </style:style>
    <style:style style:name="T9" style:family="text">
      <style:text-properties officeooo:rsid="006346dc"/>
    </style:style>
    <style:style style:name="T10" style:family="text">
      <style:text-properties officeooo:rsid="004a6d48"/>
    </style:style>
    <style:style style:name="T11" style:family="text">
      <style:text-properties officeooo:rsid="005619b7"/>
    </style:style>
    <style:style style:name="T12" style:family="text">
      <style:text-properties officeooo:rsid="005b3b48"/>
    </style:style>
    <style:style style:name="T13" style:family="text">
      <style:text-properties officeooo:rsid="005c2856"/>
    </style:style>
    <style:style style:name="T14" style:family="text">
      <style:text-properties officeooo:rsid="005e7ad5"/>
    </style:style>
    <style:style style:name="T15" style:family="text">
      <style:text-properties officeooo:rsid="005f4951"/>
    </style:style>
    <style:style style:name="T16" style:family="text">
      <style:text-properties officeooo:rsid="006624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es a Cassette Tape Work?</text:p>
      <text:p text:style-name="P2">Design Document</text:p>
      <text:p text:style-name="P3">CT6015 Creative Visualization and Animation</text:p>
      <text:p text:style-name="P4">Lycia Stenson</text:p>
      <text:p text:style-name="P5">Introduction</text:p>
      <text:p text:style-name="P6">This design document follows my planning and development of my interactive <text:span text:style-name="T1">visualisation</text:span> <text:span text:style-name="T2">How Does a Cassette Tape Work?</text:span><text:span text:style-name="T3"> </text:span><text:span text:style-name="T4">The development will cover how successful my methods were and any improvements made informed by this.</text:span></text:p>
      <text:p text:style-name="P7">Choosing the Subject</text:p>
      <text:p text:style-name="P8"><text:span text:style-name="T5">I chose t</text:span><text:span text:style-name="T6">he Compact Cassette </text:span><text:span text:style-name="T5">as my subject with</text:span><text:span text:style-name="T6"> a young target audience as this is something not generally well understoo</text:span><text:span text:style-name="T7">d </text:span><text:span text:style-name="T5">by young people</text:span><text:span text:style-name="T7">.</text:span></text:p>
      <text:p text:style-name="P7">Software and Techniques</text:p>
      <text:p text:style-name="P9">As the game engine I have the most experience with, I have chosen Godot for this project. <text:span text:style-name="T8">Godot provides all the functionality I will need to build th</text:span><text:span text:style-name="T9">is</text:span><text:span text:style-name="T8"> interactive project.</text:span> For 3D modelling I have chosen Blender <text:span text:style-name="T10">as I have experimented with it before and it is very accessible for self-learning. </text:span><text:span text:style-name="T11">As I have little 3D modelling experience I will not be UV un</text:span><text:span text:style-name="T12">w</text:span><text:span text:style-name="T11">rapping </text:span><text:span text:style-name="T13">or texturing the models, </text:span><text:span text:style-name="T14">as dedicating the amount of time necessary to develop these skills would not</text:span><text:span text:style-name="T13"> allow me to produce a vi</text:span><text:span text:style-name="T14">sualisation </text:span><text:span text:style-name="T15">within the time frame</text:span><text:span text:style-name="T14">.</text:span></text:p>
      <text:p text:style-name="P7">Target Audience</text:p>
      <text:p text:style-name="P10">The target audience of <text:span text:style-name="T2">‘How Does a Cassette Tape Work?’</text:span> <text:span text:style-name="T16">is children and teenagers aged 10-19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6:27:03.353155759</meta:creation-date>
    <meta:generator>LibreOffice/24.8.3.2$Linux_X86_64 LibreOffice_project/480$Build-2</meta:generator>
    <dc:date>2024-12-03T23:54:16.293297309</dc:date>
    <meta:editing-duration>PT3H22M56S</meta:editing-duration>
    <meta:editing-cycles>57</meta:editing-cycles>
    <meta:document-statistic meta:table-count="0" meta:image-count="0" meta:object-count="0" meta:page-count="3" meta:paragraph-count="12" meta:word-count="189" meta:character-count="1149" meta:non-whitespace-character-count="972"/>
  </office:meta>
</office:document-meta>
</file>